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NexusSerif1" svg:font-family="NexusSerif, Georgia"/>
    <style:font-face style:name="OpenSymbol2" svg:font-family="OpenSymbol, 'Arial Unicode MS'"/>
    <style:font-face style:name="JetBrains Mono1" svg:font-family="'JetBrains Mono'" style:font-family-generic="modern"/>
    <style:font-face style:name="Arial1" svg:font-family="Arial" style:font-family-generic="swiss"/>
    <style:font-face style:name="Arial3" svg:font-family="Arial" style:font-pitch="variable"/>
    <style:font-face style:name="Liberation Sans4" svg:font-family="'Liberation Sans'" style:font-pitch="variable"/>
    <style:font-face style:name="NexusSerif" svg:font-family="NexusSerif, Georgia" style:font-pitch="variable"/>
    <style:font-face style:name="OpenSymbol1" svg:font-family="OpenSymbol, 'Arial Unicode MS'" style:font-pitch="variable"/>
    <style:font-face style:name="Arial4" svg:font-family="Arial" style:font-family-generic="modern" style:font-pitch="variable"/>
    <style:font-face style:name="JetBrains Mono" svg:font-family="'JetBrains Mono'" style:font-family-generic="modern" style:font-pitch="variable"/>
    <style:font-face style:name="Liberation Sans3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Arial5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661cm" fo:min-width="1.836cm"/>
    </style:style>
    <style:style style:name="gr3" style:family="graphic" style:parent-style-name="standard">
      <style:graphic-properties draw:textarea-horizontal-align="justify" draw:textarea-vertical-align="middle" draw:auto-grow-height="false" fo:min-height="1.978cm" fo:min-width="1.837cm"/>
    </style:style>
    <style:style style:name="gr4" style:family="graphic" style:parent-style-name="standard">
      <style:graphic-properties draw:textarea-horizontal-align="justify" draw:textarea-vertical-align="middle" draw:auto-grow-height="false" fo:min-height="1.659cm" fo:min-width="1.836cm"/>
    </style:style>
    <style:style style:name="gr5" style:family="graphic" style:parent-style-name="standard">
      <style:graphic-properties draw:textarea-horizontal-align="justify" draw:textarea-vertical-align="middle" draw:auto-grow-height="false" fo:min-height="1.501cm" fo:min-width="1.656cm"/>
    </style:style>
    <style:style style:name="gr6" style:family="graphic" style:parent-style-name="standard">
      <style:graphic-properties draw:textarea-horizontal-align="justify" draw:textarea-vertical-align="middle" draw:auto-grow-height="false" fo:min-height="1.957cm" fo:min-width="1.837cm"/>
    </style:style>
    <style:style style:name="gr7" style:family="graphic" style:parent-style-name="standard">
      <style:graphic-properties draw:stroke="none" draw:fill="none" fo:min-height="2.562cm"/>
    </style:style>
    <style:style style:name="gr8" style:family="graphic" style:parent-style-name="standard">
      <style:graphic-properties draw:stroke="none" draw:fill="none" fo:min-height="3.197cm"/>
    </style:style>
    <style:style style:name="gr9" style:family="graphic" style:parent-style-name="standard">
      <style:graphic-properties draw:stroke="none" draw:fill="none" fo:min-height="3.198cm"/>
    </style:style>
    <style:style style:name="gr10" style:family="graphic" style:parent-style-name="standard">
      <style:graphic-properties draw:stroke="none" draw:fill="none" fo:min-height="2.353cm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528cm" fo:min-width="20.582cm"/>
    </style:style>
    <style:style style:name="gr13" style:family="graphic" style:parent-style-name="standard">
      <style:graphic-properties draw:textarea-horizontal-align="justify" draw:textarea-vertical-align="middle" draw:auto-grow-height="false" fo:min-height="1.528cm" fo:min-width="11.692cm"/>
    </style:style>
    <style:style style:name="gr14" style:family="graphic" style:parent-style-name="standard">
      <style:graphic-properties draw:textarea-horizontal-align="justify" draw:textarea-vertical-align="middle" draw:auto-grow-height="false" fo:min-height="0.828cm" fo:min-width="0.758cm"/>
    </style:style>
    <style:style style:name="gr15" style:family="graphic" style:parent-style-name="standard">
      <style:graphic-properties draw:textarea-horizontal-align="justify" draw:textarea-vertical-align="middle" draw:auto-grow-height="false" fo:min-height="1.013cm" fo:min-width="10.676cm"/>
    </style:style>
    <style:style style:name="gr16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7" style:family="graphic" style:parent-style-name="standard">
      <style:graphic-properties draw:textarea-horizontal-align="justify" draw:textarea-vertical-align="middle" draw:auto-grow-height="false" fo:min-height="1.528cm" fo:min-width="24.9cm"/>
    </style:style>
    <style:style style:name="gr18" style:family="graphic" style:parent-style-name="standard">
      <style:graphic-properties draw:textarea-horizontal-align="justify" draw:textarea-vertical-align="middle" draw:auto-grow-height="false" fo:min-height="0.766cm" fo:min-width="11.692cm"/>
    </style:style>
    <style:style style:name="gr19" style:family="graphic" style:parent-style-name="standard">
      <style:graphic-properties draw:textarea-horizontal-align="justify" draw:textarea-vertical-align="middle" draw:auto-grow-height="false" fo:min-height="1.412cm" fo:min-width="15.248cm"/>
    </style:style>
    <style:style style:name="gr20" style:family="graphic" style:parent-style-name="standard">
      <style:graphic-properties draw:textarea-horizontal-align="justify" draw:textarea-vertical-align="middle" draw:auto-grow-height="false" fo:min-height="1.413cm" fo:min-width="16.256cm"/>
    </style:style>
    <style:style style:name="gr21" style:family="graphic" style:parent-style-name="standard">
      <style:graphic-properties draw:textarea-horizontal-align="justify" draw:textarea-vertical-align="middle" draw:auto-grow-height="false" fo:min-height="0.489cm" fo:min-width="4.096cm"/>
    </style:style>
    <style:style style:name="gr22" style:family="graphic" style:parent-style-name="standard">
      <style:graphic-properties draw:textarea-horizontal-align="justify" draw:textarea-vertical-align="middle" draw:auto-grow-height="false" fo:min-height="0.403cm" fo:min-width="0.837cm"/>
    </style:style>
    <style:style style:name="gr23" style:family="graphic" style:parent-style-name="standard">
      <style:graphic-properties draw:textarea-horizontal-align="justify" draw:textarea-vertical-align="middle" draw:auto-grow-height="false" fo:min-height="1.274cm" fo:min-width="13.216cm"/>
    </style:style>
    <style:style style:name="gr24" style:family="graphic" style:parent-style-name="standard">
      <style:graphic-properties draw:stroke="none" draw:fill="none" fo:min-height="0.87cm"/>
    </style:style>
    <style:style style:name="gr25" style:family="graphic" style:parent-style-name="standard">
      <style:graphic-properties draw:textarea-horizontal-align="justify" draw:textarea-vertical-align="middle" draw:auto-grow-height="false" fo:min-height="1.274cm" fo:min-width="15.502cm"/>
    </style:style>
    <style:style style:name="gr26" style:family="graphic" style:parent-style-name="standard">
      <style:graphic-properties draw:stroke="none" draw:fill="none" fo:min-height="0.869cm"/>
    </style:style>
    <style:style style:name="gr27" style:family="graphic" style:parent-style-name="standard">
      <style:graphic-properties draw:textarea-horizontal-align="justify" draw:textarea-vertical-align="middle" draw:auto-grow-height="false" fo:min-height="3.56cm" fo:min-width="3.056cm"/>
    </style:style>
    <style:style style:name="gr28" style:family="graphic" style:parent-style-name="standard">
      <style:graphic-properties draw:textarea-horizontal-align="justify" draw:textarea-vertical-align="middle" draw:auto-grow-height="false" fo:min-height="12.704cm" fo:min-width="9.66cm"/>
    </style:style>
    <style:style style:name="gr29" style:family="graphic" style:parent-style-name="standard">
      <style:graphic-properties draw:textarea-horizontal-align="justify" draw:textarea-vertical-align="middle" draw:auto-grow-height="false" fo:min-height="12.704cm" fo:min-width="11.438cm"/>
    </style:style>
    <style:style style:name="gr30" style:family="graphic" style:parent-style-name="standard">
      <style:graphic-properties draw:stroke="none" draw:fill="none" fo:min-height="11.769cm"/>
    </style:style>
    <style:style style:name="gr31" style:family="graphic" style:parent-style-name="standard">
      <style:graphic-properties draw:textarea-horizontal-align="justify" draw:textarea-vertical-align="middle" draw:auto-grow-height="false" fo:min-height="2.036cm" fo:min-width="9.406cm"/>
    </style:style>
    <style:style style:name="gr32" style:family="graphic" style:parent-style-name="standard">
      <style:graphic-properties draw:stroke="none" draw:fill="none" fo:min-height="14.469cm"/>
    </style:style>
    <style:style style:name="pr1" style:family="presentation" style:parent-style-name="Default-title">
      <style:graphic-properties fo:min-height="8.382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166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2.629cm"/>
    </style:style>
    <style:style style:name="pr7" style:family="presentation" style:parent-style-name="Default-title">
      <style:graphic-properties fo:min-height="1.912cm"/>
    </style:style>
    <style:style style:name="pr8" style:family="presentation" style:parent-style-name="Default-outline1">
      <style:graphic-properties draw:fill-color="#ff0000" fo:min-height="8.884cm"/>
    </style:style>
    <style:style style:name="pr9" style:family="presentation" style:parent-style-name="Default-outline1">
      <style:graphic-properties draw:fill-color="#81aca6"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size="40pt" style:text-underline-style="solid" style:text-underline-width="auto" style:text-underline-color="font-color" style:font-size-asian="40pt" style:font-size-complex="40pt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style:paragraph-properties fo:margin-top="0cm" fo:margin-bottom="0.436cm" fo:line-height="115%" style:text-autospace="none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cm" fo:text-indent="0cm"/>
    </style:style>
    <style:style style:name="P11" style:family="paragraph">
      <loext:graphic-properties draw:fill-color="#ff0000"/>
    </style:style>
    <style:style style:name="P12" style:family="paragraph">
      <style:paragraph-properties fo:text-align="center"/>
      <style:text-properties style:text-underline-style="none" fo:font-weight="bold" style:font-weight-asian="bold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text-underline-style="none" fo:font-weight="bold" style:font-weight-asian="bold" style:font-weight-complex="bold"/>
    </style:style>
    <style:style style:name="P15" style:family="paragraph">
      <style:paragraph-properties style:text-autospace="none"/>
    </style:style>
    <style:style style:name="P16" style:family="paragraph">
      <loext:graphic-properties draw:fill="none"/>
      <style:paragraph-properties style:text-autospace="none"/>
    </style:style>
    <style:style style:name="P17" style:family="paragraph">
      <loext:graphic-properties draw:fill-color="#81aca6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erif1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iberation Serif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iberation Serif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32pt" style:text-underline-style="none" style:font-size-asian="32pt" style:font-size-complex="32pt"/>
    </style:style>
    <style:style style:name="T11" style:family="text">
      <style:text-properties fo:color="#2e2e2e" style:font-name="NexusSerif1" fo:font-size="36pt" style:font-size-asian="36pt" style:font-name-complex="NexusSerif1" style:font-size-complex="18pt"/>
    </style:style>
    <style:style style:name="T12" style:family="text">
      <style:text-properties fo:color="#2e2e2e" style:font-name="NexusSerif1" style:font-name-complex="NexusSerif1" style:font-size-complex="13.5pt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2e2e2e" style:font-name="NexusSerif1" fo:font-style="italic" style:font-style-asian="italic" style:font-name-complex="NexusSerif1" style:font-size-complex="13.5pt" style:font-style-complex="italic"/>
    </style:style>
    <style:style style:name="T18" style:family="text">
      <style:text-properties fo:font-size="36pt" fo:font-weight="bold" style:font-size-asian="36pt" style:font-weight-asian="bold" style:font-size-complex="36pt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6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54pt" style:font-size-asian="54pt" style:font-size-complex="54pt"/>
    </style:style>
    <style:style style:name="T29" style:family="text">
      <style:text-properties fo:font-size="48pt" style:font-size-asian="48pt" style:font-size-complex="48pt"/>
    </style:style>
    <style:style style:name="T30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3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size="20pt" style:text-underline-style="none" style:font-size-asian="20pt" style:font-size-complex="20pt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c7832" style:text-outline="false" style:text-line-through-style="none" style:text-line-through-type="none" style:font-name="JetBrains Mono1" fo:font-size="22pt" fo:font-style="normal" fo:text-shadow="none" style:text-underline-style="none" fo:font-weight="bold" style:letter-kerning="true" style:font-name-asian="JetBrains Mono1" style:font-size-asian="22pt" style:font-style-asian="normal" style:font-weight-asian="bold" style:font-name-complex="JetBrai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a9b7c6" style:text-outline="false" style:text-line-through-style="none" style:text-line-through-type="none" style:font-name="JetBrains Mono1" fo:font-size="22pt" fo:font-style="normal" fo:text-shadow="none" style:text-underline-style="none" fo:font-weight="bold" style:letter-kerning="true" style:font-name-asian="JetBrains Mono1" style:font-size-asian="22pt" style:font-style-asian="normal" style:font-weight-asian="bold" style:font-name-complex="JetBrai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897bb" style:text-outline="false" style:text-line-through-style="none" style:text-line-through-type="none" style:font-name="JetBrains Mono1" fo:font-size="22pt" fo:font-style="normal" fo:text-shadow="none" style:text-underline-style="none" fo:font-weight="bold" style:letter-kerning="true" style:font-name-asian="JetBrains Mono1" style:font-size-asian="22pt" style:font-style-asian="normal" style:font-weight-asian="bold" style:font-name-complex="JetBrai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a8759" style:text-outline="false" style:text-line-through-style="none" style:text-line-through-type="none" style:font-name="JetBrains Mono1" fo:font-size="22pt" fo:font-style="normal" fo:text-shadow="none" style:text-underline-style="none" fo:font-weight="bold" style:letter-kerning="true" style:font-name-asian="JetBrains Mono1" style:font-size-asian="22pt" style:font-style-asian="normal" style:font-weight-asian="bold" style:font-name-complex="JetBrains Mono1" style:font-size-complex="2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7832" style:text-outline="false" style:text-line-through-style="none" style:text-line-through-type="none" style:font-name="JetBrains Mono1" fo:font-size="24pt" fo:font-style="normal" fo:text-shadow="none" style:text-underline-style="none" fo:font-weight="bold" style:letter-kerning="true" style:font-name-asian="JetBrains Mono1" style:font-size-asian="24pt" style:font-style-asian="normal" style:font-weight-asian="bold" style:font-name-complex="JetBrains Mono1" style:font-size-complex="2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c7832" style:text-outline="false" style:text-line-through-style="none" style:text-line-through-type="none" style:font-name="JetBrains Mono1" fo:font-size="24pt" fo:font-style="normal" fo:text-shadow="none" style:text-underline-style="none" fo:font-weight="normal" style:letter-kerning="true" style:font-name-asian="JetBrains Mono1" style:font-size-asian="24pt" style:font-style-asian="normal" style:font-weight-asian="normal" style:font-name-complex="JetBrains Mon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color="#000000" style:font-name="Liberation Serif1" fo:font-size="22pt" style:text-underline-style="solid" style:text-underline-width="auto" style:text-underline-color="font-color" fo:font-weight="bold" style:font-size-asian="22pt" style:font-weight-asian="bold" style:font-name-complex="Liberation Serif1" style:font-size-complex="13pt" style:font-weight-complex="bold"/>
    </style:style>
    <style:style style:name="T43" style:family="text">
      <style:text-properties fo:color="#000000" style:font-name="Liberation Serif1" fo:font-size="22pt" style:text-underline-style="solid" style:text-underline-width="auto" style:text-underline-color="font-color" fo:font-weight="normal" style:font-size-asian="22pt" style:font-weight-asian="normal" style:font-name-complex="Liberation Serif1" style:font-size-complex="22pt" style:font-weight-complex="normal"/>
    </style:style>
    <style:style style:name="T44" style:family="text">
      <style:text-properties fo:color="#000000" style:font-name="Liberation Serif1" fo:font-size="22pt" style:text-underline-style="solid" style:text-underline-width="auto" style:text-underline-color="font-color" fo:font-weight="bold" style:font-size-asian="22pt" style:font-weight-asian="bold" style:font-name-complex="Liberation Serif1" style:font-size-complex="22pt" style:font-weight-complex="bold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Liberation Serif1" fo:font-size="22pt" fo:font-style="normal" fo:text-shadow="none" style:text-underline-style="solid" style:text-underline-width="auto" style:text-underline-color="font-color" fo:font-weight="bold" style:letter-kerning="true" style:font-name-asian="Microsoft YaHei" style:font-size-asian="22pt" style:font-style-asian="normal" style:font-weight-asian="bold" style:font-name-complex="Liberation Serif1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8.382cm" svg:x="1.27cm" svg:y="1.27cm" presentation:class="title" presentation:user-transformed="true">
          <draw:text-box>
            <text:p><text:span text:style-name="T1">Metaheuristic framework for permutation-based optimization problems</text:span><text:span text:style-name="T2"> </text:span></text:p>
          </draw:text-box>
        </draw:frame>
        <draw:frame presentation:style-name="pr2" draw:text-style-name="P1" draw:layer="layout" svg:width="25.199cm" svg:height="9.134cm" svg:x="1.524cm" svg:y="7.376cm" presentation:class="subtitle" presentation:user-transformed="true">
          <draw:text-box>
            <text:p><text:span text:style-name="T3"/></text:p>
            <text:p/>
            <text:p>David Koleckar <text:span text:style-name="T4">CTU, FEL, </text:span><text:span text:style-name="T5">winter 21/2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2.166cm" svg:x="1.4cm" svg:y="0.628cm" presentation:class="title" presentation:user-transformed="true">
          <draw:text-box>
            <text:p><text:span text:style-name="T6">optimization problems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TSP and it’s variants</text:span></text:p>
                <text:p/>
              </text:list-item>
              <text:list-item>
                <text:p><text:span text:style-name="T7">Vehicle routing problems</text:span></text:p>
                <text:list>
                  <text:list-item>
                    <text:p><text:span text:style-name="T8">VRP, CVRP, VRPTW, …</text:span></text:p>
                    <text:p/>
                  </text:list-item>
                </text:list>
              </text:list-item>
              <text:list-item>
                <text:p><text:span text:style-name="T7">Scheduling</text:span></text:p>
                <text:list>
                  <text:list-item>
                    <text:p><text:span text:style-name="T8">Job-shop, <text:s/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>
          <draw:text-box>
            <text:p><text:span text:style-name="T9">VRPTW </text:span><text:span text:style-name="T10">(VRP Time Windows)</text:span></text:p>
          </draw:text-box>
        </draw:frame>
        <draw:frame presentation:style-name="pr5" draw:layer="layout" svg:width="25.199cm" svg:height="10.539cm" svg:x="1.4cm" svg:y="3.685cm" presentation:class="outline" presentation:user-transformed="true">
          <draw:text-box>
            <text:p><text:span text:style-name="T11">set of customers C</text:span></text:p>
            <text:p text:style-name="P4"><text:span text:style-name="T11">depot</text:span></text:p>
            <text:p><text:span text:style-name="T11">fleet of homogeneous vehicles </text:span></text:p>
            <text:p><text:span text:style-name="T11">time(/distance) <text:s/>matrix <text:s/>(size &lt;|C| + 1, <text:s/>|C| + 1&gt;)</text:span></text:p>
            <text:p><text:span text:style-name="T11">vehicle capacities</text:span></text:p>
            <text:p><text:span text:style-name="T11">customer time windows (earliest and latest time that customer can be served)</text:span></text:p>
            <text:p><text:span text:style-name="T11">customer service times</text:span></text:p>
            <text:p><text:span text:style-name="T11">customer demands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2" draw:text-style-name="P5" draw:layer="layout" svg:width="3.302cm" svg:height="2.701cm" svg:x="21.591cm" svg:y="5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303cm" svg:height="3.15cm" svg:x="3.556cm" svg:y="0.762cm">
          <text:p text:style-name="P5"><text:span text:style-name="T13">1</text:span></text:p>
          <text:p text:style-name="P5"><text:span text:style-name="T14">&lt;10, 50&gt;</text:span></text:p>
          <text:p text:style-name="P5"><text:span text:style-name="T14">D = 5</text:span></text:p>
          <text:p text:style-name="P5"><text:span text:style-name="T14">St = 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302cm" svg:height="2.699cm" svg:x="22.098cm" svg:y="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048cm" svg:height="2.475cm" svg:x="11.684cm" svg:y="3.912cm">
          <text:p text:style-name="P5"><text:span text:style-name="T15">0</text:span></text:p>
          <text:p text:style-name="P5">Depot</text:p>
          <text:p text:style-name="P5">C = 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303cm" svg:height="3.121cm" svg:x="18.541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603cm" svg:height="2.812cm" svg:x="5.017cm" svg:y="7.962cm">
          <draw:text-box>
            <text:p><text:span text:style-name="T14">&lt;24, 30&gt;</text:span></text:p>
            <text:p><text:span text:style-name="T14">D =5</text:span></text:p>
            <text:p><text:span text:style-name="T14">St = 1</text:span></text:p>
          </draw:text-box>
        </draw:frame>
        <draw:frame draw:style-name="gr8" draw:text-style-name="P6" draw:layer="layout" svg:width="2.602cm" svg:height="3.447cm" svg:x="19.05cm" svg:y="9.253cm">
          <draw:text-box>
            <text:p><text:span text:style-name="T14"><text:s text:c="5"/></text:span><text:span text:style-name="T13">3</text:span></text:p>
            <text:p><text:span text:style-name="T14">&lt;10, 50&gt;</text:span></text:p>
            <text:p><text:span text:style-name="T14">D = 5</text:span></text:p>
            <text:p><text:span text:style-name="T14">St = 12</text:span></text:p>
          </draw:text-box>
        </draw:frame>
        <draw:frame draw:style-name="gr9" draw:text-style-name="P6" draw:layer="layout" svg:width="2.602cm" svg:height="3.448cm" svg:x="22.291cm" svg:y="5.036cm">
          <draw:text-box>
            <text:p><text:span text:style-name="T14"><text:s text:c="5"/></text:span><text:span text:style-name="T13">4</text:span></text:p>
            <text:p><text:span text:style-name="T14">&lt;6, 14&gt;</text:span></text:p>
            <text:p><text:span text:style-name="T14">D = 5</text:span></text:p>
            <text:p><text:span text:style-name="T14">St = 12</text:span></text:p>
          </draw:text-box>
        </draw:frame>
        <draw:frame draw:style-name="gr7" draw:text-style-name="P6" draw:layer="layout" svg:width="2.602cm" svg:height="2.812cm" svg:x="22.798cm" svg:y="0.762cm">
          <draw:text-box>
            <text:p><text:span text:style-name="T14"><text:s text:c="5"/></text:span><text:span text:style-name="T13">5</text:span></text:p>
            <text:p><text:span text:style-name="T14">&lt;2, 10&gt;</text:span></text:p>
            <text:p><text:span text:style-name="T14">D = 3</text:span></text:p>
            <text:p><text:span text:style-name="T14">St = 5</text:span></text:p>
          </draw:text-box>
        </draw:frame>
        <draw:custom-shape draw:style-name="gr2" draw:text-style-name="P5" draw:layer="layout" svg:width="3.302cm" svg:height="2.701cm" svg:x="4.571cm" svg:y="7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2.603cm" svg:height="2.603cm" svg:x="5.08cm" svg:y="7.511cm">
          <draw:text-box>
            <text:p><text:span text:style-name="T14"><text:s text:c="4"/></text:span><text:span text:style-name="T13"><text:s/></text:span><text:span text:style-name="T13">2</text:span></text:p>
            <text:p><text:span text:style-name="T14">&lt;3, 14&gt;</text:span></text:p>
            <text:p><text:span text:style-name="T14">D = 1</text:span></text:p>
            <text:p><text:span text:style-name="T14">St = 12</text:span></text:p>
          </draw:text-box>
        </draw:frame>
        <draw:line draw:style-name="gr11" draw:text-style-name="P7" draw:layer="layout" svg:x1="14.478cm" svg:y1="4.137cm" svg:x2="22.098cm" svg:y2="2.112cm">
          <text:p/>
        </draw:line>
        <draw:line draw:style-name="gr11" draw:text-style-name="P7" draw:layer="layout" svg:x1="23.622cm" svg:y1="3.462cm" svg:x2="23.368cm" svg:y2="5.037cm">
          <text:p/>
        </draw:line>
        <draw:line draw:style-name="gr11" draw:text-style-name="P7" draw:layer="layout" svg:x1="21.59cm" svg:y1="6.387cm" svg:x2="14.732cm" svg:y2="5.262cm">
          <text:p/>
        </draw:line>
        <draw:line draw:style-name="gr11" draw:text-style-name="P7" draw:layer="layout" svg:x1="11.938cm" svg:y1="4.362cm" svg:x2="6.858cm" svg:y2="2.787cm">
          <text:p/>
        </draw:line>
        <draw:line draw:style-name="gr11" draw:text-style-name="P7" draw:layer="layout" svg:x1="6.604cm" svg:y1="3.462cm" svg:x2="11.684cm" svg:y2="5.262cm">
          <text:p/>
        </draw:line>
        <draw:line draw:style-name="gr11" draw:text-style-name="P7" draw:layer="layout" svg:x1="12.192cm" svg:y1="5.937cm" svg:x2="7.62cm" svg:y2="7.976cm">
          <text:p/>
        </draw:line>
        <draw:line draw:style-name="gr11" draw:text-style-name="P7" draw:layer="layout" svg:x1="7.874cm" svg:y1="8.861cm" svg:x2="18.542cm" svg:y2="10.661cm">
          <text:p/>
        </draw:line>
        <draw:line draw:style-name="gr11" draw:text-style-name="P7" draw:layer="layout" svg:x1="19.05cm" svg:y1="9.762cm" svg:x2="14.224cm" svg:y2="5.937cm">
          <text:p/>
        </draw:line>
        <draw:custom-shape draw:style-name="gr12" draw:text-style-name="P8" draw:layer="layout" svg:width="21.082cm" svg:height="1.778cm" svg:x="3.048cm" svg:y="12.954cm">
          <text:p text:style-name="P5"><text:span text:style-name="T16">0 <text:s text:c="2"/>1 <text:s text:c="2"/>0 <text:s text:c="2"/>2 <text:s text:c="2"/>3 <text:s text:c="2"/>0 <text:s text:c="2"/>5 <text:s text:c="2"/>4 <text:s text:c="2"/>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3.706cm" svg:x="1.27cm" svg:y="1.28cm" presentation:class="outline" presentation:user-transformed="true">
          <draw:text-box>
            <text:p text:style-name="P10"><text:span text:style-name="T12"/></text:p>
            <text:p text:style-name="P10"><text:span text:style-name="T17">min</text:span><text:span text:style-name="T12"> </text:span></text:p>
            <text:p text:style-name="P10"><text:span text:style-name="T12"><text:s text:c="5"/></text:span><text:span text:style-name="T17">total time</text:span><text:span text:style-name="T12"> = travel time + waiting (if vehicle arrives early)</text:span></text:p>
            <text:p text:style-name="P10"><text:span text:style-name="T12"><text:s text:c="4"/></text:span><text:span text:style-name="T17"><text:s/></text:span><text:span text:style-name="T17">number of vehicles required</text:span></text:p>
            <text:p text:style-name="P10"><text:span text:style-name="T17">s.t. :</text:span></text:p>
            <text:p text:style-name="P10"><text:span text:style-name="T12"><text:s/></text:span><text:span text:style-name="T12"><text:tab/></text:span><text:span text:style-name="T12">customers visited exactly once</text:span></text:p>
            <text:p text:style-name="P10"><text:span text:style-name="T12"><text:s text:c="6"/></text:span><text:span text:style-name="T12">time constraints are met (visited in time windows)</text:span></text:p>
            <text:p text:style-name="P10"><text:span text:style-name="T12"><text:s text:c="6"/></text:span><text:span text:style-name="T12">customer demands are satisfied</text:span></text:p>
            <text:p text:style-name="P10"><text:span text:style-name="T12"/></text:p>
            <text:p text:style-name="P10"><text:span text:style-name="T12"/></text:p>
            <text:p text:style-name="P10"><text:span text:style-name="T12">deadlines (time windows) usually considered hard (no late visits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912cm" svg:x="1.4cm" svg:y="0.628cm" presentation:class="title" presentation:user-transformed="true">
          <draw:text-box>
            <text:p><text:span text:style-name="T8">special operators</text:span></text:p>
          </draw:text-box>
        </draw:frame>
        <draw:frame presentation:style-name="pr5" draw:layer="layout" svg:width="25.199cm" svg:height="11.684cm" svg:x="1.4cm" svg:y="2.794cm" presentation:class="outline" presentation:user-transformed="true">
          <draw:text-box>
            <text:p><text:span text:style-name="T8">goal: use crossover operator, which doesn’t produce illegal offspring</text:span></text:p>
            <text:p><text:span text:style-name="T3"/></text:p>
            <text:p><text:span text:style-name="T8">for chromosomes representing </text:span><text:span text:style-name="T18">permutations with repetition</text:span><text:span text:style-name="T8"> could be used existing crossover <text:s/></text:span><text:span text:style-name="T18">GOX</text:span><text:span text:style-name="T8"> (or some of it’s variants) </text:span></text:p>
            <text:p><text:span text:style-name="T3"/></text:p>
            <text:p><text:span text:style-name="T8">for </text:span><text:span text:style-name="T18">permutations with repetition with variable length</text:span><text:span text:style-name="T8">, I was not able to find such existing crossov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524cm" svg:y="0.508cm" presentation:class="title" presentation:user-transformed="true">
          <draw:text-box>
            <text:p>G<text:span text:style-name="T19">eneralized</text:span> O<text:span text:style-name="T19">rder</text:span> X<text:span text:style-name="T8">over</text:span></text:p>
          </draw:text-box>
        </draw:frame>
        <draw:frame presentation:style-name="pr8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0">input</text:span>: 2 chromosomes <text:span text:style-name="T21">as</text:span> pwr <text:span text:style-name="T22">(permutation with repetition)</text:span></text:p>
              </text:list-item>
              <text:list-item>
                <text:p><text:span text:style-name="T23">output</text:span><text:span text:style-name="T22">: </text:span><text:span text:style-name="T21">valid pwr child </text:span></text:p>
              </text:list-item>
              <text:list-item>
                <text:p><text:span text:style-name="T23">constraints</text:span><text:span text:style-name="T5">: </text:span></text:p>
                <text:list>
                  <text:list-item>
                    <text:p><text:span text:style-name="T21">number of each gene repetitions (for every gene)</text:span></text:p>
                    <text:p><text:span text:style-name="T21">in both chromosomes must be the same</text:span></text:p>
                    <text:p><text:span text:style-name="T21">=&gt; lengths of both chromosomes must equal</text:span></text:p>
                  </text:list-item>
                  <text:list-item>
                    <text:p><text:span text:style-name="T21">OK: </text:span><text:span text:style-name="T21"><text:tab/></text:span><text:span text:style-name="T21"><text:tab/></text:span><text:span text:style-name="T21"><text:tab/></text:span><text:span text:style-name="T21"><text:tab/></text:span><text:span text:style-name="T21"> <text:s text:c="6"/>chr1 = A A B A B A C , <text:s/>chr2 = B C A A B A A <text:s text:c="2"/></text:span></text:p>
                  </text:list-item>
                  <text:list-item>
                    <text:p><text:span text:style-name="T24">Not OK: <text:s text:c="3"/></text:span><text:span text:style-name="T21">chr1 = A A B A B A C , <text:s/>chr2 = B C A A B A </text:span><text:span text:style-name="T25">B</text:span><text:span text:style-name="T21"> 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13" draw:text-style-name="P12" draw:layer="layout" svg:width="12.192cm" svg:height="1.778cm" svg:x="0.254cm" svg:y="1.27cm">
          <text:p text:style-name="P5"><text:span text:style-name="T26">0 <text:s/>3 <text:s/>2 <text:s/>0 <text:s/>1 <text:s/>5 <text:s/>0 <text:s/>6 <text:s/>0 <text:s/>7 <text:s/>0 <text:s/>9 <text:s/>8 <text:s/>0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2.192cm" svg:height="1.778cm" svg:x="15.494cm" svg:y="1.27cm">
          <text:p text:style-name="P5"><text:span text:style-name="T26">0 <text:s/>3 <text:s/>5 <text:s/>6 <text:s/>0 <text:s/>1 <text:s/>0 <text:s/>2 <text:s/>0 <text:s/>7 <text:s/>0 <text:s/>9 <text:s/>8 <text:s/>0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778cm" svg:height="1.524cm" svg:x="12.954cm" svg:y="1.27cm">
          <text:p text:style-name="P5">GO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11.176cm" svg:height="1.263cm" draw:transform="skewX (-0.00244346095279206) rotate (-0.00244346095279215) translate (16.002cm 4.572cm)">
          <text:p text:style-name="P5">Two random cut points: indices 5, 9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016cm" svg:height="1.016cm" svg:x="14.445cm" svg:y="4.625cm">
          <text:p text:style-name="P5">1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2.192cm" svg:height="1.778cm" svg:x="0.254cm" svg:y="4.318cm">
          <text:p text:style-name="P5"><text:span text:style-name="T26">0 <text:s/>3 <text:s/>2 <text:s/>0 <text:s/>1 <text:s/>| 5 <text:s/>0 <text:s/>6 <text:s/>0 <text:s/>7| <text:s/>0 <text:s/>9 <text:s/>8 <text:s/>0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5.4cm" svg:height="1.778cm" svg:x="0.762cm" svg:y="8.128cm">
          <text:p text:style-name="P5"><text:span text:style-name="T27">0 <text:s/>3 <text:s/>5 | </text:span><text:span text:style-name="T26">5 <text:s/>0 <text:s/>6 <text:s/>0 <text:s/>7 | <text:s/>6 <text:s/>0 <text:s/>1 <text:s/>0 <text:s/>2 <text:s/>0 <text:s/>7 <text:s/>0 <text:s/>9 <text:s/>8 <text:s/>0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5.4cm" svg:height="1.778cm" svg:x="0.762cm" svg:y="10.668cm">
          <text:p text:style-name="P5"><text:span text:style-name="T27">0 <text:s/>3 <text:s/>x | </text:span><text:span text:style-name="T26">5 <text:s/>0 <text:s/>6 <text:s/>0 <text:s/>7 | <text:s/>x <text:s/>x <text:s/>1 <text:s/>x <text:s/>2 <text:s/>0 <text:s/>x <text:s/>0 <text:s/>9 <text:s/>8 <text:s/>0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2.192cm" svg:height="1.016cm" svg:x="0.254cm" svg:y="3.048cm">
          <text:p text:style-name="P5">1 <text:s text:c="2"/>1 <text:s text:c="2"/>1 <text:s text:c="2"/>2 <text:s text:c="2"/>1 <text:s text:c="3"/>1 <text:s text:c="2"/>3 <text:s text:c="2"/>1 <text:s text:c="2"/>4 <text:s text:c="2"/>1 <text:s/>5 <text:s text:c="2"/>1 <text:s/>1 <text:s text:c="2"/>6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5.4cm" svg:height="1.778cm" svg:x="0.762cm" svg:y="12.954cm">
          <text:p text:style-name="P5"><text:span text:style-name="T27">0 <text:s/>3 <text:s/></text:span><text:span text:style-name="T26">5 <text:s/>0 <text:s/>6 <text:s/>0 <text:s/>7 <text:s/>1 <text:s/>2 <text:s/>0 <text:s/>0 <text:s/>9 <text:s/>8 <text:s/>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6">proposed crossover operator</text:span></text:p>
          </draw:text-box>
        </draw:frame>
        <draw:frame presentation:style-name="pr5" draw:layer="layout" svg:width="25.199cm" svg:height="9.134cm" svg:x="1.016cm" svg:y="3.312cm" presentation:class="outline" presentation:user-transformed="true">
          <draw:text-box>
            <text:list text:style-name="L2">
              <text:list-header>
                <text:p/>
                <text:p><text:span text:style-name="T28">Idea: re-use known operators somehow</text:span></text:p>
                <text:p/>
                <text:p><text:span text:style-name="T28">If two parent chromosomes differ in length:</text:span></text:p>
                <text:p><text:span text:style-name="T29"><text:s/></text:span><text:span text:style-name="T29"><text:tab/></text:span><text:span text:style-name="T29">0. Repair (insert) missing genes for both chromosomes.</text:span></text:p>
                <text:list>
                  <text:list-header>
                    <text:p><text:span text:style-name="T29">1. Shorten the longer chromosome.</text:span></text:p>
                    <text:p><text:span text:style-name="T29">2. Perform GOX.</text:span></text:p>
                    <text:p><text:span text:style-name="T29">3. Re-insert (somehow) the genes back to the child.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13.706cm" svg:x="1.471cm" svg:y="1.026cm" presentation:class="outline" presentation:user-transformed="true">
          <draw:text-box>
            <text:list text:style-name="L2">
              <text:list-item>
                <text:p>Insert to both chromosomes missing genes if any</text:p>
              </text:list-item>
              <text:list-item>
                <text:p>at random choose “non-essential” genes from the longer chromosome </text:p>
              </text:list-item>
              <text:list-item>
                <text:p>Non-essential = upper bound &gt; 1 for presence in chromosome</text:p>
              </text:list-item>
              <text:list-item>
                <text:p>calculate size of blocks between removed non essentials</text:p>
              </text:list-item>
              <text:list-item>
                <text:p>reinserting non-essentials: </text:p>
                <text:p>try to make the block lengths after reinsertion as as close as possible to the ones before deletion</text:p>
                <text:p><text:s/>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9" draw:text-style-name="P14" draw:layer="layout" svg:width="15.748cm" svg:height="1.662cm" svg:x="5.08cm" svg:y="0.508cm">
          <text:p text:style-name="P13"><text:span text:style-name="T26">0 <text:s/>1 <text:s/>2 <text:s/>0 <text:s/>4 <text:s/>0 <text:s/>3 <text:s/>0 <text:s/>6 <text:s/>5 <text:s/>7 <text:s/>0 <text:s/>8 <text:s/>9 <text:s/>10 <text:s/>11 <text:s/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12.951cm" svg:y1="2.171cm" svg:x2="12.951cm" svg:y2="3.279cm">
          <text:p/>
        </draw:line>
        <draw:custom-shape draw:style-name="gr20" draw:text-style-name="P14" draw:layer="layout" svg:width="16.756cm" svg:height="1.663cm" svg:x="4.843cm" svg:y="3.278cm">
          <text:p text:style-name="P13"><text:span text:style-name="T26">0 <text:s/>1 <text:s/>2 <text:s/>x <text:s/>4 <text:s/>0 <text:s/>3 <text:s/>x <text:s/>6 <text:s/>5 <text:s/>7 <text:s/>0 <text:s/>8 <text:s/>9 <text:s/>10 <text:s/>11 <text:s/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6.756cm" svg:height="1.663cm" svg:x="4.843cm" svg:y="4.941cm">
          <text:p text:style-name="P13"><text:span text:style-name="T26"><text:s text:c="4"/></text:span><text:span text:style-name="T26">0 <text:s/>1 <text:s/>2 <text:s/>4 <text:s/>0 <text:s/>3 <text:s/>6 <text:s/>5 <text:s/>7 <text:s/>0 <text:s/>8 <text:s/>9 <text:s/>10 <text:s/>11 <text:s/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13.221cm" svg:y1="6.419cm" svg:x2="13.221cm" svg:y2="7.712cm">
          <text:p/>
        </draw:line>
        <draw:line draw:style-name="gr11" draw:text-style-name="P7" draw:layer="layout" svg:x1="20.789cm" svg:y1="8.451cm" svg:x2="14.302cm" svg:y2="8.451cm">
          <text:p/>
        </draw:line>
        <draw:custom-shape draw:style-name="gr21" draw:text-style-name="P5" draw:layer="layout" svg:width="4.596cm" svg:height="0.739cm" svg:x="21.058cm" svg:y="7.897cm">
          <text:p text:style-name="P5">Chromosome 2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.891cm" svg:height="0.923cm" svg:x="12.411cm" svg:y="7.713cm">
          <text:p text:style-name="P5">GO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13.716cm" svg:height="1.524cm" svg:x="4.572cm" svg:y="9.398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14.061cm" svg:height="1.12cm" svg:x="4.227cm" svg:y="9.548cm">
          <draw:text-box>
            <text:p><text:span text:style-name="T27"><text:s/></text:span><text:span text:style-name="T27">0 <text:s/>3 <text:s/>6 <text:s/>5 <text:s/>0 <text:s/></text:span><text:span text:style-name="T26">1 <text:s/>2 <text:s/>4 <text:s/>7 <text:s/>0 <text:s/>8 <text:s/>9 <text:s/>10 <text:s/>11 <text:s/>0</text:span></text:p>
          </draw:text-box>
        </draw:frame>
        <draw:custom-shape draw:style-name="gr25" draw:text-style-name="P5" draw:layer="layout" svg:width="16.002cm" svg:height="1.524cm" svg:x="4.064cm" svg:y="12.7cm">
          <text:p/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16.51cm" svg:height="1.119cm" svg:x="4.318cm" svg:y="12.954cm">
          <draw:text-box>
            <text:p><text:span text:style-name="T27">0 <text:s/>3 <text:s/>6 <text:s/>+ <text:s/>5 <text:s/>0 <text:s/></text:span><text:span text:style-name="T26">1 <text:s/>2 <text:s/>4 <text:s/>+ 7 <text:s/>0 <text:s/>8 <text:s/>9 <text:s/>10 <text:s/>11 <text:s/>0</text:span></text:p>
          </draw:text-box>
        </draw:frame>
        <draw:custom-shape draw:style-name="gr27" draw:text-style-name="P5" draw:layer="layout" svg:width="3.556cm" svg:height="3.81cm" svg:x="0.254cm" svg:y="0.762cm">
          <text:p text:style-name="P5"><text:span text:style-name="T9">blocks</text:span></text:p>
          <text:p text:style-name="P5"><text:span text:style-name="T9"/></text:p>
          <text:p text:style-name="P5">(1,2) → 3</text:p>
          <text:p text:style-name="P5">(1,3) → 4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2.954cm" svg:y1="8.636cm" svg:x2="12.446cm" svg:y2="9.398cm">
          <text:p/>
        </draw:line>
        <draw:line draw:style-name="gr11" draw:text-style-name="P7" draw:layer="layout" svg:x1="12.446cm" svg:y1="10.922cm" svg:x2="12.446cm" svg:y2="12.446cm">
          <text:p/>
        </draw:lin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28" draw:text-style-name="P13" draw:layer="layout" svg:width="10.16cm" svg:height="12.954cm" svg:x="17.018cm" svg:y="1.778cm">
          <text:p text:style-name="P13"><text:span text:style-name="T30"><text:tab/></text:span><text:span text:style-name="T30"> </text:span><text:span text:style-name="T31">Generic solver</text:span></text:p>
          <text:p text:style-name="P5"/>
          <text:p text:style-name="P5"/>
          <text:p text:style-name="P13"><text:span text:style-name="T3">class <text:s/>SolverEA</text:span></text:p>
          <text:p text:style-name="P13"/>
          <text:p text:style-name="P13"/>
          <text:p text:style-name="P13"><text:span text:style-name="T32">class <text:s/>Population</text:span></text:p>
          <text:p text:style-name="P13"/>
          <text:p text:style-name="P13"><text:span text:style-name="T32">abstr. class Instance</text:span></text:p>
          <text:p text:style-name="P13"><text:span text:style-name="T32"/></text:p>
          <text:p text:style-name="P13"><text:span text:style-name="T32">etc...</text:span></text:p>
          <text:p text:style-name="P5"/>
          <text:p text:style-name="P5"/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1.938cm" svg:height="12.954cm" svg:x="1.27cm" svg:y="1.778cm">
          <text:p text:style-name="P13"><text:span text:style-name="T33">class <text:s text:c="2"/>problem_specific_instance</text:span></text:p>
          <text:p text:style-name="P5"><text:span text:style-name="T33">:Instance </text:span></text:p>
          <text:p text:style-name="P5"/>
          <text:p text:style-name="P5"/>
          <text:p text:style-name="P13"><text:span text:style-name="T22">fitness(permutation)</text:span></text:p>
          <text:p text:style-name="P13"><text:span text:style-name="T14">/* or multiple objectives / constraint violations */</text:span></text:p>
          <text:p text:style-name="P13"/>
          <text:p text:style-name="P13"><text:span text:style-name="T22">is_feasible(permutation)</text:span>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8.034cm" svg:y1="4.826cm" svg:x2="8.382cm" svg:y2="5.08cm">
          <text:p/>
        </draw:line>
        <draw:line draw:style-name="gr11" draw:text-style-name="P7" draw:layer="layout" svg:x1="17.78cm" svg:y1="5.334cm" svg:x2="8.89cm" svg:y2="6.858cm">
          <text:p/>
        </draw:lin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2.629cm" svg:x="1.4cm" svg:y="0.628cm" presentation:class="title" presentation:user-transformed="true">
          <draw:text-box>
            <text:p>EA</text:p>
          </draw:text-box>
        </draw:frame>
        <draw:frame presentation:style-name="pr5" draw:layer="layout" svg:width="25.199cm" svg:height="11.047cm" svg:x="1.016cm" svg:y="3.81cm" presentation:class="outline" presentation:user-transformed="true">
          <draw:text-box>
            <text:list text:style-name="L2">
              <text:list-item>
                <text:p>standard EA pipeline</text:p>
              </text:list-item>
              <text:list-item>
                <text:p>random-valid population initialization</text:p>
              </text:list-item>
              <text:list-item>
                <text:p>tournament parent selection, opt2 mutation</text:p>
              </text:list-item>
              <text:list-item>
                <text:p>special crossover operators</text:p>
              </text:list-item>
              <text:list-item>
                <text:p><text:span text:style-name="T34">generational (if stochastic ranking used) population replacement or steady-state (for death-penalty</text:span>)</text:p>
              </text:list-item>
              <text:list-item>
                <text:p>minimizing only time</text:p>
              </text:list-item>
              <text:list-item>
                <text:p><text:span text:style-name="T34">‘</text:span><text:span text:style-name="T34">stochastic ranking’ or death penalty for constraint violation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30" draw:text-style-name="P16" draw:layer="layout" svg:width="27.746cm" svg:height="12.019cm" svg:x="0.254cm" svg:y="3.799cm">
          <draw:text-box>
            <text:p text:style-name="P15"><text:span text:style-name="T35">int </text:span><text:span text:style-name="T36">populationSize = 1</text:span><text:span text:style-name="T37">00</text:span><text:span text:style-name="T35">;</text:span><text:span text:style-name="T35"><text:line-break/></text:span><text:span text:style-name="T35">int </text:span><text:span text:style-name="T36">offspringSize = 3</text:span><text:span text:style-name="T37">00</text:span><text:span text:style-name="T35">;</text:span><text:span text:style-name="T35"><text:line-break/></text:span><text:span text:style-name="T35">int </text:span><text:span text:style-name="T36">parentsSize = populationSize * (1/2)</text:span><text:span text:style-name="T35">;</text:span><text:span text:style-name="T35"><text:line-break/></text:span><text:span text:style-name="T35">int </text:span><text:span text:style-name="T36">generations = </text:span><text:span text:style-name="T37">10000</text:span><text:span text:style-name="T35">;</text:span><text:span text:style-name="T35"><text:line-break/></text:span><text:span text:style-name="T35">const char </text:span><text:span text:style-name="T36">*populationInitializationMode = </text:span><text:span text:style-name="T38">"random-valid"</text:span><text:span text:style-name="T35">;</text:span><text:span text:style-name="T35"><text:line-break/></text:span><text:span text:style-name="T35">const char </text:span><text:span text:style-name="T36">*replacementStrategyMode = </text:span><text:span text:style-name="T38">"generational"</text:span><text:span text:style-name="T35">;</text:span><text:span text:style-name="T35"><text:line-break/></text:span><text:span text:style-name="T35">const char </text:span><text:span text:style-name="T36">*parentSelectionMode = </text:span><text:span text:style-name="T38">"tournament"</text:span><text:span text:style-name="T35">;</text:span><text:span text:style-name="T35"><text:line-break/></text:span><text:span text:style-name="T35">int </text:span><text:span text:style-name="T36">tournamentSize = populationSize / </text:span><text:span text:style-name="T37">20.0</text:span><text:span text:style-name="T35"><text:line-break/></text:span><text:span text:style-name="T35">const char </text:span><text:span text:style-name="T36">*crossoverMode = </text:span><text:span text:style-name="T38">"special-gox"</text:span><text:span text:style-name="T35">;</text:span><text:span text:style-name="T35"><text:line-break/></text:span><text:span text:style-name="T35">const char </text:span><text:span text:style-name="T36">*mutationMode = </text:span><text:span text:style-name="T38">"special"</text:span><text:span text:style-name="T35">;</text:span><text:span text:style-name="T35"><text:line-break/></text:span><text:span text:style-name="T35">int </text:span><text:span text:style-name="T36">mutationProb = </text:span><text:span text:style-name="T37">0.3</text:span><text:span text:style-name="T39">;</text:span><text:span text:style-name="T40"><text:line-break/></text:span><text:span text:style-name="T40"/></text:p>
          </draw:text-box>
        </draw:frame>
        <draw:custom-shape draw:style-name="gr31" draw:text-style-name="P5" draw:layer="layout" svg:width="9.906cm" svg:height="2.286cm" svg:x="7.874cm" svg:y="0.762cm">
          <text:p text:style-name="P5"><text:span text:style-name="T21">hyper-paramete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Results do not converge to optimum. Getting stuck on local optima even for small instances.</text:p>
              </text:list-item>
              <text:list-item>
                <text:p>For large instances the results are quite good – algorithm scales well</text:p>
              </text:list-item>
              <text:list-item>
                <text:p>On each dataset the result after time limit was in average 8x worse than know optimum for given dataset instance <text:s/></text:p>
              </text:list-item>
              <text:list-item>
                <text:p>Given same conditions and quite simple ILP formulation the Gurobi solver was able to solve only the instances &lt; 30 customer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2.629cm" svg:x="1.4cm" svg:y="0.628cm" presentation:class="title" presentation:user-transformed="true">
          <draw:text-box>
            <text:p>Data sets</text:p>
          </draw:text-box>
        </draw:frame>
        <draw:frame presentation:style-name="pr9" draw:text-style-name="P17" draw:layer="layout" svg:width="25.199cm" svg:height="9.134cm" svg:x="1.016cm" svg:y="3.685cm" presentation:class="outline" presentation:user-transformed="true">
          <draw:text-box>
            <text:list text:style-name="L2">
              <text:list-header>
                <text:p><text:span text:style-name="T41">from: <text:s text:c="2"/></text:span><text:span text:style-name="T41"><text:a xlink:href="http://www.vrp-rep.org/datasets.html" xlink:type="simple">www.vrp-rep.org/datasets.html</text:a></text:span></text:p>
                <text:p><text:span text:style-name="T41"/></text:p>
                <text:p><text:span text:style-name="T41">used:</text:span></text:p>
              </text:list-header>
              <text:list-item>
                <text:p><text:span text:style-name="T41">Solomon 1987 C1, C2</text:span> </text:p>
              </text:list-item>
              <text:list-item>
                <text:p>Gehring and Homberger 1999 – C1, C2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32" draw:text-style-name="P6" draw:layer="layout" svg:width="25.4cm" svg:height="14.719cm" svg:x="1.778cm" svg:y="0.581cm">
          <draw:text-box>
            <text:p text:style-name="P18"><text:span text:style-name="T42">Gehring and Homberger 1999-C1</text:span></text:p>
            <text:p text:style-name="P18"><text:span text:style-name="T42">Instance <text:s text:c="14"/>optimum <text:s text:c="6"/>solver average 10 runs <text:s text:c="9"/>feasible <text:s text:c="3"/></text:span></text:p>
            <text:p text:style-name="P18"><text:span text:style-name="T43">small:</text:span></text:p>
            <text:p text:style-name="P18"><text:span text:style-name="T44">C1_02_01</text:span><text:span text:style-name="T44"><text:tab/></text:span><text:span text:style-name="T44"> <text:s text:c="7"/>2704.57</text:span><text:span text:style-name="T44"><text:tab/></text:span><text:span text:style-name="T44"><text:tab/></text:span><text:span text:style-name="T44"> <text:s text:c="7"/>27045.12 <text:s text:c="28"/>1</text:span></text:p>
            <text:p text:style-name="P18"><text:span text:style-name="T44">C1_02_02</text:span><text:span text:style-name="T44"><text:tab/></text:span><text:span text:style-name="T44"> <text:s text:c="7"/>2917.89</text:span><text:span text:style-name="T44"><text:tab/></text:span><text:span text:style-name="T44"><text:tab/></text:span><text:span text:style-name="T44"> <text:s text:c="7"/>19012.27 <text:s text:c="28"/>1</text:span></text:p>
            <text:p text:style-name="P18"><text:span text:style-name="T42">C1_02_03</text:span><text:span text:style-name="T42"><text:tab/></text:span><text:span text:style-name="T42"> <text:s text:c="7"/>2707.35</text:span><text:span text:style-name="T42"><text:tab/></text:span><text:span text:style-name="T42"><text:tab/></text:span><text:span text:style-name="T42"> <text:s text:c="7"/>15002.02 <text:s text:c="28"/>1</text:span></text:p>
            <text:p text:style-name="P18"><text:span text:style-name="T44">C1_02_04</text:span><text:span text:style-name="T44"><text:tab/></text:span><text:span text:style-name="T44"> <text:s text:c="7"/>2643.31</text:span><text:span text:style-name="T44"><text:tab/></text:span><text:span text:style-name="T44"><text:tab/></text:span><text:span text:style-name="T44"> <text:s text:c="7"/>32121.22 <text:s text:c="28"/>1</text:span></text:p>
            <text:p text:style-name="P18"><text:span text:style-name="T44">C1_02_05</text:span><text:span text:style-name="T44"><text:tab/></text:span><text:span text:style-name="T44"> <text:s text:c="7"/>2702.05</text:span><text:span text:style-name="T44"><text:tab/></text:span><text:span text:style-name="T44"><text:tab/></text:span><text:span text:style-name="T44"> <text:s text:c="7"/>51000.43 <text:s text:c="28"/>1</text:span></text:p>
            <text:p text:style-name="P18"><text:span text:style-name="T44">C1_02_06</text:span><text:span text:style-name="T44"><text:tab/></text:span><text:span text:style-name="T44"> <text:s text:c="7"/>2701.04</text:span><text:span text:style-name="T44"><text:tab/></text:span><text:span text:style-name="T44"><text:tab/></text:span><text:span text:style-name="T44"> <text:s text:c="7"/>18045.10 <text:s text:c="28"/>1</text:span></text:p>
            <text:p text:style-name="P18"><text:span text:style-name="T43">large:</text:span></text:p>
            <text:p text:style-name="P18"><text:span text:style-name="T42">C1_10_04</text:span><text:span text:style-name="T42"><text:tab/></text:span><text:span text:style-name="T42"> <text:s text:c="7"/>39501.23 </text:span><text:span text:style-name="T42"><text:tab/></text:span><text:span text:style-name="T42"> <text:s text:c="6"/></text:span><text:span text:style-name="T42"><text:tab/></text:span><text:span text:style-name="T42"> 210329.44 <text:s text:c="27"/>1</text:span></text:p>
            <text:p text:style-name="P18"><text:span text:style-name="T42">C1_10_05</text:span><text:span text:style-name="T42"><text:tab/></text:span><text:span text:style-name="T42"> <text:s text:c="7"/>42469.18 </text:span><text:span text:style-name="T42"><text:tab/></text:span><text:span text:style-name="T42"> <text:s text:c="6"/></text:span><text:span text:style-name="T42"><text:tab/></text:span><text:span text:style-name="T42"> 190612.35 <text:s text:c="27"/>1</text:span></text:p>
            <text:p text:style-name="P18"><text:span text:style-name="T42">C1_10_06</text:span><text:span text:style-name="T42"><text:tab/></text:span><text:span text:style-name="T42"> <text:s text:c="7"/>42469.18 </text:span><text:span text:style-name="T42"><text:tab/></text:span><text:span text:style-name="T42"> <text:s text:c="7"/></text:span><text:span text:style-name="T42"><text:tab/></text:span><text:span text:style-name="T42"> 270121.22 <text:s text:c="27"/>1</text:span></text:p>
            <text:p text:style-name="P18"><text:span text:style-name="T42">C1_10_07</text:span><text:span text:style-name="T42"><text:tab/></text:span><text:span text:style-name="T42"> <text:s text:c="7"/>42873.78 </text:span><text:span text:style-name="T42"><text:tab/></text:span><text:span text:style-name="T42"> <text:s text:c="6"/></text:span><text:span text:style-name="T42"><text:tab/></text:span><text:span text:style-name="T42"> 229121.98 <text:s text:c="27"/>1</text:span></text:p>
            <text:p text:style-name="P18"><text:span text:style-name="T42">C1_10_08</text:span><text:span text:style-name="T42"><text:tab/></text:span><text:span text:style-name="T42"> <text:s text:c="7"/>42220.24 </text:span><text:span text:style-name="T42"><text:tab/></text:span><text:span text:style-name="T42"> <text:s text:c="6"/></text:span><text:span text:style-name="T42"><text:tab/></text:span><text:span text:style-name="T42"> 310400.43 <text:s text:c="27"/>1</text:span></text:p>
            <text:p><text:span text:style-name="T45">C1_10_09</text:span><text:span text:style-name="T45"><text:tab/></text:span><text:span text:style-name="T45"> <text:s text:c="7"/>40570.60 </text:span><text:span text:style-name="T45"><text:tab/></text:span><text:span text:style-name="T45"> <text:s text:c="7"/></text:span><text:span text:style-name="T45"><text:tab/></text:span><text:span text:style-name="T45"> 230445.11 <text:s text:c="27"/>1</text:span><text:span text:style-name="T3"> <text:s text:c="16"/></text:span>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" svg:font-family="OpenSymbol, 'Arial Unicode MS'" style:font-charset="x-symbol"/>
    <style:font-face style:name="NexusSerif1" svg:font-family="NexusSerif, Georgia"/>
    <style:font-face style:name="OpenSymbol2" svg:font-family="OpenSymbol, 'Arial Unicode MS'"/>
    <style:font-face style:name="JetBrains Mono1" svg:font-family="'JetBrains Mono'" style:font-family-generic="modern"/>
    <style:font-face style:name="Arial1" svg:font-family="Arial" style:font-family-generic="swiss"/>
    <style:font-face style:name="Arial3" svg:font-family="Arial" style:font-pitch="variable"/>
    <style:font-face style:name="Liberation Sans4" svg:font-family="'Liberation Sans'" style:font-pitch="variable"/>
    <style:font-face style:name="NexusSerif" svg:font-family="NexusSerif, Georgia" style:font-pitch="variable"/>
    <style:font-face style:name="OpenSymbol1" svg:font-family="OpenSymbol, 'Arial Unicode MS'" style:font-pitch="variable"/>
    <style:font-face style:name="Arial4" svg:font-family="Arial" style:font-family-generic="modern" style:font-pitch="variable"/>
    <style:font-face style:name="JetBrains Mono" svg:font-family="'JetBrains Mono'" style:font-family-generic="modern" style:font-pitch="variable"/>
    <style:font-face style:name="Liberation Sans3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Arial5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Arial3" style:font-family-asian="Arial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1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Arial3" style:font-family-asian="Arial" style:font-pitch-asian="variable" style:font-size-asian="14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" fo:font-family="'Liberation Sans', Arial" style:font-family-generic="swiss" style:font-pitch="variable" fo:font-size="14pt" fo:font-weight="bold" style:font-name-asian="Arial3" style:font-family-asian="Arial" style:font-pitch-asian="variable" style:font-size-asian="14pt" style:font-weight-asian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1-03T14:56:40.812000000</meta:creation-date>
    <dc:date>2022-01-13T23:56:53.026000000</dc:date>
    <meta:editing-duration>PT30M19S</meta:editing-duration>
    <meta:editing-cycles>7</meta:editing-cycles>
    <meta:generator>LibreOffice/6.3.3.2$Windows_X86_64 LibreOffice_project/a64200df03143b798afd1ec74a12ab50359878ed</meta:generator>
    <meta:document-statistic meta:object-count="126"/>
  </office:meta>
</office:document-meta>
</file>